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LStreamHandler.DefaultURLStreamHandler( final VfsComponentContext context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LStreamHandler.toExternalForm( final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StreamHandler.DefaultURLStreamHandler( final Vfs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StreamHandler.openConnection( final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RLStreamHandler.parseURL( final URL u , final String spec , final int start , final int limi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